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உல்லாச திருமணம் - தஹர் பென் ஜெலூ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லகின் மிக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லும் மண்ணும் - க. ரத்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ியாரின் போர்வாள் - தஞ்சை ச. சோம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0:33:39.672965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6-16T20:34:53.912921133</dc:date>
    <meta:editing-duration>PT21H14M21S</meta:editing-duration>
    <meta:editing-cycles>190</meta:editing-cycles>
    <meta:document-statistic meta:table-count="1" meta:cell-count="282" meta:object-count="0"/>
  </office:meta>
</office:document-meta>
</file>